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7988in" svg:height="3.0768in" svg:x="0.0787in" svg:y="5.7181in">
            <draw:object draw:notify-on-update-of-ranges="Sheet1.J2:Sheet1.J2 Sheet1.J3:Sheet1.J6 Sheet1.K2:Sheet1.K2 Sheet1.K3:Sheet1.K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.5453in" svg:height="2.9098in" svg:x="4.8421in" svg:y="5.8327in">
            <draw:object draw:notify-on-update-of-ranges="Sheet1.J2:Sheet1.J2 Sheet1.J3:Sheet1.J6 Sheet1.K2:Sheet1.K2 Sheet1.K3:Sheet1.K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.9252in" svg:height="2.8051in" svg:x="9.6441in" svg:y="5.7177in">
            <draw:object draw:notify-on-update-of-ranges="Sheet1.J12:Sheet1.J12 Sheet1.J13:Sheet1.J16 Sheet1.K12:Sheet1.K12 Sheet1.K13:Sheet1.K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4.6756in" svg:height="2.2925in" svg:x="11.4539in" svg:y="2.413in">
            <draw:object draw:notify-on-update-of-ranges="Sheet1.J12:Sheet1.J12 Sheet1.J13:Sheet1.J15 Sheet1.K12:Sheet1.K12 Sheet1.K13:Sheet1.K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ourSum.java</text:p>
          </table:table-cell>
          <table:table-cell table:number-columns-repeated="8"/>
          <table:table-cell office:value-type="string" calcext:value-type="string">
            <text:p>graph charts</text:p>
          </table:table-cell>
          <table:table-cell table:number-columns-repeated="2"/>
          <table:table-cell office:value-type="string" calcext:value-type="string">
            <text:p>Log-log</text:p>
          </table:table-cell>
          <table:table-cell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256 ints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512 ints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1k ints</text:p>
          </table:table-cell>
          <table:table-cell table:style-name="ce1"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input size</text:p>
          </table:table-cell>
          <table:table-cell office:value-type="string" calcext:value-type="string">
            <text:p>avg runtime</text:p>
          </table:table-cell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Log Run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6.527" calcext:value-type="float">
            <text:p>6.527</text:p>
          </table:table-cell>
          <table:table-cell office:value-type="float" office:value="1" calcext:value-type="float">
            <text:p>1</text:p>
          </table:table-cell>
          <table:table-cell office:value-type="float" office:value="95.232" calcext:value-type="float">
            <text:p>95.232</text:p>
          </table:table-cell>
          <table:table-cell office:value-type="float" office:value="1" calcext:value-type="float">
            <text:p>1</text:p>
          </table:table-cell>
          <table:table-cell office:value-type="float" office:value="1494.334" calcext:value-type="float">
            <text:p>1494.334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8]" office:value-type="float" office:value="0.4082" calcext:value-type="float">
            <text:p>0.4082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K3]" office:value-type="float" office:value="0.4082" calcext:value-type="float">
            <text:p>0.4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9" calcext:value-type="float">
            <text:p>0.409</text:p>
          </table:table-cell>
          <table:table-cell office:value-type="float" office:value="2" calcext:value-type="float">
            <text:p>2</text:p>
          </table:table-cell>
          <table:table-cell office:value-type="float" office:value="6.495" calcext:value-type="float">
            <text:p>6.495</text:p>
          </table:table-cell>
          <table:table-cell office:value-type="float" office:value="2" calcext:value-type="float">
            <text:p>2</text:p>
          </table:table-cell>
          <table:table-cell office:value-type="float" office:value="95.446" calcext:value-type="float">
            <text:p>95.4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formula="of:=[.D8]" office:value-type="float" office:value="6.5212" calcext:value-type="float">
            <text:p>6.5212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[.K4]" office:value-type="float" office:value="6.5212" calcext:value-type="float">
            <text:p>6.5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8" calcext:value-type="float">
            <text:p>0.408</text:p>
          </table:table-cell>
          <table:table-cell office:value-type="float" office:value="3" calcext:value-type="float">
            <text:p>3</text:p>
          </table:table-cell>
          <table:table-cell office:value-type="float" office:value="6.537" calcext:value-type="float">
            <text:p>6.537</text:p>
          </table:table-cell>
          <table:table-cell office:value-type="float" office:value="3" calcext:value-type="float">
            <text:p>3</text:p>
          </table:table-cell>
          <table:table-cell office:value-type="float" office:value="96.238" calcext:value-type="float">
            <text:p>96.2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F8]" office:value-type="float" office:value="95.5482" calcext:value-type="float">
            <text:p>95.5482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5]" office:value-type="float" office:value="95.5482" calcext:value-type="float">
            <text:p>95.5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8" calcext:value-type="float">
            <text:p>0.408</text:p>
          </table:table-cell>
          <table:table-cell office:value-type="float" office:value="4" calcext:value-type="float">
            <text:p>4</text:p>
          </table:table-cell>
          <table:table-cell office:value-type="float" office:value="6.523" calcext:value-type="float">
            <text:p>6.523</text:p>
          </table:table-cell>
          <table:table-cell office:value-type="float" office:value="4" calcext:value-type="float">
            <text:p>4</text:p>
          </table:table-cell>
          <table:table-cell office:value-type="float" office:value="95.315" calcext:value-type="float">
            <text:p>95.3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2000 (expected)</text:p>
          </table:table-cell>
          <table:table-cell office:value-type="float" office:value="1528.7712" calcext:value-type="float">
            <text:p>1528.7712</text:p>
          </table:table-cell>
          <table:table-cell/>
          <table:table-cell office:value-type="string" calcext:value-type="string">
            <text:p>2000 (expected)</text:p>
          </table:table-cell>
          <table:table-cell table:formula="of:=[.K6]" office:value-type="float" office:value="1528.7712" calcext:value-type="float">
            <text:p>1528.7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8" calcext:value-type="float">
            <text:p>0.408</text:p>
          </table:table-cell>
          <table:table-cell office:value-type="float" office:value="5" calcext:value-type="float">
            <text:p>5</text:p>
          </table:table-cell>
          <table:table-cell office:value-type="float" office:value="6.524" calcext:value-type="float">
            <text:p>6.524</text:p>
          </table:table-cell>
          <table:table-cell office:value-type="float" office:value="5" calcext:value-type="float">
            <text:p>5</text:p>
          </table:table-cell>
          <table:table-cell office:value-type="float" office:value="95.51" calcext:value-type="float">
            <text:p>95.5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3:.B7])" office:value-type="float" office:value="0.4082" calcext:value-type="float">
            <text:p>0.4082</text:p>
          </table:table-cell>
          <table:table-cell table:style-name="ce1" office:value-type="string" calcext:value-type="string">
            <text:p>mean</text:p>
          </table:table-cell>
          <table:table-cell table:formula="of:=AVERAGE([.D3:.D7])" office:value-type="float" office:value="6.5212" calcext:value-type="float">
            <text:p>6.5212</text:p>
          </table:table-cell>
          <table:table-cell table:style-name="ce1" office:value-type="string" calcext:value-type="string">
            <text:p>mean</text:p>
          </table:table-cell>
          <table:table-cell table:formula="of:=AVERAGE([.F3:.F7])" office:value-type="float" office:value="95.5482" calcext:value-type="float">
            <text:p>95.5482</text:p>
          </table:table-cell>
          <table:table-cell table:style-name="ce1" office:value-type="string" calcext:value-type="string">
            <text:p>expected</text:p>
          </table:table-cell>
          <table:table-cell office:value-type="float" office:value="1528.7712" calcext:value-type="float">
            <text:p>1528.771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d dev</text:p>
          </table:table-cell>
          <table:table-cell table:formula="of:=STDEV([.B3:.B7])" office:value-type="float" office:value="0.000447213595499958" calcext:value-type="float">
            <text:p>0.0004472136</text:p>
          </table:table-cell>
          <table:table-cell table:style-name="ce1" office:value-type="string" calcext:value-type="string">
            <text:p>std dev</text:p>
          </table:table-cell>
          <table:table-cell table:formula="of:=STDEV([.D3:.D7])" office:value-type="float" office:value="0.0156588633048506" calcext:value-type="float">
            <text:p>0.0156588633</text:p>
          </table:table-cell>
          <table:table-cell table:style-name="ce1" office:value-type="string" calcext:value-type="string">
            <text:p>std dev</text:p>
          </table:table-cell>
          <table:table-cell table:formula="of:=STDEV([.F3:.F7])" office:value-type="float" office:value="0.400653466227362" calcext:value-type="float">
            <text:p>0.4006534662</text:p>
          </table:table-cell>
          <table:table-cell table:style-name="ce1" office:value-type="string" calcext:value-type="string">
            <text:p>std dev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ourSumFast.java</text:p>
          </table:table-cell>
          <table:table-cell table:number-columns-repeated="8"/>
          <table:table-cell office:value-type="string" calcext:value-type="string">
            <text:p>graph char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256 ints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512 ints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1k ints</text:p>
          </table:table-cell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2k ints</text:p>
          </table:table-cell>
          <table:table-cell/>
          <table:table-cell office:value-type="string" calcext:value-type="string">
            <text:p>input size</text:p>
          </table:table-cell>
          <table:table-cell office:value-type="string" calcext:value-type="string">
            <text:p>avg run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office:value-type="float" office:value="0.618" calcext:value-type="float">
            <text:p>0.618</text:p>
          </table:table-cell>
          <table:table-cell office:value-type="float" office:value="1" calcext:value-type="float">
            <text:p>1</text:p>
          </table:table-cell>
          <table:table-cell office:value-type="float" office:value="5.095" calcext:value-type="float">
            <text:p>5.095</text:p>
          </table:table-cell>
          <table:table-cell office:value-type="float" office:value="1" calcext:value-type="float">
            <text:p>1</text:p>
          </table:table-cell>
          <table:table-cell office:value-type="float" office:value="45.067" calcext:value-type="float">
            <text:p>45.06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74" calcext:value-type="float">
            <text:p>0.0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.072</text:p>
          </table:table-cell>
          <table:table-cell office:value-type="float" office:value="2" calcext:value-type="float">
            <text:p>2</text:p>
          </table:table-cell>
          <table:table-cell office:value-type="float" office:value="0.596" calcext:value-type="float">
            <text:p>0.596</text:p>
          </table:table-cell>
          <table:table-cell office:value-type="float" office:value="2" calcext:value-type="float">
            <text:p>2</text:p>
          </table:table-cell>
          <table:table-cell office:value-type="float" office:value="5.14" calcext:value-type="float">
            <text:p>5.14</text:p>
          </table:table-cell>
          <table:table-cell office:value-type="float" office:value="2" calcext:value-type="float">
            <text:p>2</text:p>
          </table:table-cell>
          <table:table-cell office:value-type="float" office:value="45.598" calcext:value-type="float">
            <text:p>45.59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6024" calcext:value-type="float">
            <text:p>0.602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3" calcext:value-type="float">
            <text:p>0.073</text:p>
          </table:table-cell>
          <table:table-cell office:value-type="float" office:value="3" calcext:value-type="float">
            <text:p>3</text:p>
          </table:table-cell>
          <table:table-cell office:value-type="float" office:value="0.602" calcext:value-type="float">
            <text:p>0.602</text:p>
          </table:table-cell>
          <table:table-cell office:value-type="float" office:value="3" calcext:value-type="float">
            <text:p>3</text:p>
          </table:table-cell>
          <table:table-cell office:value-type="float" office:value="5.107" calcext:value-type="float">
            <text:p>5.107</text:p>
          </table:table-cell>
          <table:table-cell office:value-type="float" office:value="3" calcext:value-type="float">
            <text:p>3</text:p>
          </table:table-cell>
          <table:table-cell office:value-type="float" office:value="44.793" calcext:value-type="float">
            <text:p>44.79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5.1154" calcext:value-type="float">
            <text:p>5.11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7" calcext:value-type="float">
            <text:p>0.077</text:p>
          </table:table-cell>
          <table:table-cell office:value-type="float" office:value="4" calcext:value-type="float">
            <text:p>4</text:p>
          </table:table-cell>
          <table:table-cell office:value-type="float" office:value="0.598" calcext:value-type="float">
            <text:p>0.598</text:p>
          </table:table-cell>
          <table:table-cell office:value-type="float" office:value="4" calcext:value-type="float">
            <text:p>4</text:p>
          </table:table-cell>
          <table:table-cell office:value-type="float" office:value="5.109" calcext:value-type="float">
            <text:p>5.109</text:p>
          </table:table-cell>
          <table:table-cell office:value-type="float" office:value="4" calcext:value-type="float">
            <text:p>4</text:p>
          </table:table-cell>
          <table:table-cell office:value-type="float" office:value="45.093" calcext:value-type="float">
            <text:p>45.09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5.0672" calcext:value-type="float">
            <text:p>45.067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2" calcext:value-type="float">
            <text:p>0.072</text:p>
          </table:table-cell>
          <table:table-cell office:value-type="float" office:value="5" calcext:value-type="float">
            <text:p>5</text:p>
          </table:table-cell>
          <table:table-cell office:value-type="float" office:value="0.598" calcext:value-type="float">
            <text:p>0.598</text:p>
          </table:table-cell>
          <table:table-cell office:value-type="float" office:value="5" calcext:value-type="float">
            <text:p>5</text:p>
          </table:table-cell>
          <table:table-cell office:value-type="float" office:value="5.126" calcext:value-type="float">
            <text:p>5.126</text:p>
          </table:table-cell>
          <table:table-cell office:value-type="float" office:value="5" calcext:value-type="float">
            <text:p>5</text:p>
          </table:table-cell>
          <table:table-cell office:value-type="float" office:value="44.785" calcext:value-type="float">
            <text:p>44.78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13:.B17])" office:value-type="float" office:value="0.074" calcext:value-type="float">
            <text:p>0.074</text:p>
          </table:table-cell>
          <table:table-cell table:style-name="ce1" office:value-type="string" calcext:value-type="string">
            <text:p>mean</text:p>
          </table:table-cell>
          <table:table-cell table:formula="of:=AVERAGE([.D13:.D17])" office:value-type="float" office:value="0.6024" calcext:value-type="float">
            <text:p>0.6024</text:p>
          </table:table-cell>
          <table:table-cell table:style-name="ce1" office:value-type="string" calcext:value-type="string">
            <text:p>mean</text:p>
          </table:table-cell>
          <table:table-cell table:formula="of:=AVERAGE([.F13:.F17])" office:value-type="float" office:value="5.1154" calcext:value-type="float">
            <text:p>5.1154</text:p>
          </table:table-cell>
          <table:table-cell table:style-name="ce1" office:value-type="string" calcext:value-type="string">
            <text:p>mean</text:p>
          </table:table-cell>
          <table:table-cell table:formula="of:=AVERAGE([.H13:.H17])" office:value-type="float" office:value="45.0672" calcext:value-type="float">
            <text:p>45.0672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d dev</text:p>
          </table:table-cell>
          <table:table-cell table:formula="of:=STDEV([.B13:.B17])" office:value-type="float" office:value="0.00234520787991171" calcext:value-type="float">
            <text:p>0.0023452079</text:p>
          </table:table-cell>
          <table:table-cell table:style-name="ce1" office:value-type="string" calcext:value-type="string">
            <text:p>std dev</text:p>
          </table:table-cell>
          <table:table-cell table:formula="of:=STDEV([.B13];[.B17])" office:value-type="float" office:value="0.00282842712474618" calcext:value-type="float">
            <text:p>0.0028284271</text:p>
          </table:table-cell>
          <table:table-cell table:style-name="ce1" office:value-type="string" calcext:value-type="string">
            <text:p>std dev</text:p>
          </table:table-cell>
          <table:table-cell table:formula="of:=STDEV([.F13:.F17])" office:value-type="float" office:value="0.0176436957579754" calcext:value-type="float">
            <text:p>0.0176436958</text:p>
          </table:table-cell>
          <table:table-cell table:style-name="ce1" office:value-type="string" calcext:value-type="string">
            <text:p>std dev</text:p>
          </table:table-cell>
          <table:table-cell table:formula="of:=STDEV([.H13:.H17])" office:value-type="float" office:value="0.330619418667447" calcext:value-type="float">
            <text:p>0.330619418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9:20:15.317277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10:31.532246579</meta:creation-date>
    <dc:date>2016-02-04T21:08:11.585189222</dc:date>
    <meta:editing-duration>PT11M37S</meta:editing-duration>
    <meta:editing-cycles>2</meta:editing-cycles>
    <meta:generator>LibreOffice/4.2.8.2$Linux_X86_64 LibreOffice_project/420m0$Build-2</meta:generator>
    <meta:document-statistic meta:table-count="1" meta:cell-count="15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511cm" svg:height="7.126cm" xlink:href=".." xlink:type="simple" chart:class="chart:scatter" chart:style-name="ch1">
        <chart:title svg:x="4.359cm" svg:y="0.278cm" chart:style-name="ch2">
          <text:p>FourSumFast.java</text:p>
        </chart:title>
        <chart:subtitle svg:x="3.896cm" svg:y="1.225cm" chart:style-name="ch3">
          <text:p>Runtime versus Input Size</text:p>
        </chart:subtitle>
        <chart:legend chart:legend-position="end" svg:x="9.368cm" svg:y="3.264cm" style:legend-expansion="high" chart:style-name="ch4"/>
        <chart:plot-area chart:style-name="ch5" table:cell-range-address="Sheet1.J12:Sheet1.K16" chart:data-source-has-labels="both" svg:x="1.261cm" svg:y="2.076cm" svg:width="7.857cm" svg:height="3.927cm">
          <chartooo:coordinate-region svg:x="2.173cm" svg:y="2.275cm" svg:width="6.48cm" svg:height="3.081cm"/>
          <chart:axis chart:dimension="x" chart:name="primary-x" chart:style-name="ch6" chartooo:axis-type="auto">
            <chart:title svg:x="4.417cm" svg:y="6.145cm" chart:style-name="ch7">
              <text:p>Input Size</text:p>
            </chart:title>
            <chart:categories table:cell-range-address="Sheet1.J13:Sheet1.J16"/>
          </chart:axis>
          <chart:axis chart:dimension="y" chart:name="primary-y" chart:style-name="ch6">
            <chart:title svg:x="0.451cm" svg:y="5.459cm" chart:style-name="ch8">
              <text:p>Runtime (seconds)</text:p>
            </chart:title>
            <chart:grid chart:style-name="ch9" chart:class="major"/>
          </chart:axis>
          <chart:series chart:style-name="ch10" chart:values-cell-range-address="Sheet1.K13:Sheet1.K16" chart:label-cell-address="Sheet1.K12:Sheet1.K12" chart:class="chart:scatter">
            <chart:domain table:cell-range-address="Sheet1.J13:Sheet1.J1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time</text:p>
                <draw:g>
                  <svg:desc>Sheet1.K12:Sheet1.K1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J13:Sheet1.J16</svg:desc>
                </draw:g>
              </table:table-cell>
              <table:table-cell office:value-type="float" office:value="0.074">
                <text:p>0.074</text:p>
                <draw:g>
                  <svg:desc>Sheet1.K13:Sheet1.K1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6024">
                <text:p>0.60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1154">
                <text:p>5.11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5.0672">
                <text:p>45.0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9cm" svg:height="7.816cm" xlink:href=".." xlink:type="simple" chart:class="chart:line" chart:style-name="ch1">
        <chart:title svg:x="4.636cm" svg:y="0.292cm" chart:style-name="ch2">
          <text:p>FourSum.java</text:p>
        </chart:title>
        <chart:subtitle svg:x="3.696cm" svg:y="1.253cm" chart:style-name="ch3">
          <text:p>Runtime Against Input Size</text:p>
        </chart:subtitle>
        <chart:legend chart:legend-position="end" svg:x="9.047cm" svg:y="3.609cm" style:legend-expansion="high" chart:style-name="ch4"/>
        <chart:plot-area chart:style-name="ch5" table:cell-range-address="Sheet1.J2:Sheet1.K6" chart:data-source-has-labels="both" svg:x="1.254cm" svg:y="2.118cm" svg:width="7.55cm" svg:height="4.561cm">
          <chartooo:coordinate-region svg:x="2.246cm" svg:y="2.317cm" svg:width="5.326cm" svg:height="3.715cm"/>
          <chart:axis chart:dimension="x" chart:name="primary-x" chart:style-name="ch6" chartooo:axis-type="auto">
            <chartooo:date-scale/>
            <chart:title svg:x="4.257cm" svg:y="6.835cm" chart:style-name="ch7">
              <text:p>Input Size</text:p>
            </chart:title>
            <chart:categories table:cell-range-address="Sheet1.J3:Sheet1.J6"/>
          </chart:axis>
          <chart:axis chart:dimension="y" chart:name="primary-y" chart:style-name="ch6">
            <chart:title svg:x="0.451cm" svg:y="5.818cm" chart:style-name="ch8">
              <text:p>Runtime (seconds)</text:p>
            </chart:title>
            <chart:grid chart:style-name="ch9" chart:class="major"/>
          </chart:axis>
          <chart:series chart:style-name="ch10" chart:values-cell-range-address="Sheet1.K3:Sheet1.K6" chart:label-cell-address="Sheet1.K2:Sheet1.K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tim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J3:Sheet1.J6</svg:desc>
                </draw:g>
              </table:table-cell>
              <table:table-cell office:value-type="float" office:value="0.4082">
                <text:p>0.4082</text:p>
                <draw:g>
                  <svg:desc>Sheet1.K3:Sheet1.K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.5212">
                <text:p>6.52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.5482">
                <text:p>95.5482</text:p>
              </table:table-cell>
            </table:table-row>
            <table:table-row>
              <table:table-cell office:value-type="string">
                <text:p>2000 (expected)</text:p>
              </table:table-cell>
              <table:table-cell office:value-type="float" office:value="1528.7712">
                <text:p>1528.7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46cm" svg:height="7.392cm" xlink:href=".." xlink:type="simple" chart:class="chart:scatter" chart:style-name="ch1">
        <chart:title svg:x="4.314cm" svg:y="0.283cm" chart:style-name="ch2">
          <text:p>FourSum.java</text:p>
        </chart:title>
        <chart:subtitle svg:x="1.337cm" svg:y="1.235cm" chart:style-name="ch3">
          <text:p>Log-Log Comparison of Runtime versus Input Size</text:p>
        </chart:subtitle>
        <chart:legend chart:legend-position="end" svg:x="8.403cm" svg:y="3.397cm" style:legend-expansion="high" chart:style-name="ch4"/>
        <chart:plot-area chart:style-name="ch5" table:cell-range-address="Sheet1.J2:Sheet1.K6" chart:data-source-has-labels="both" svg:x="1.241cm" svg:y="2.091cm" svg:width="6.932cm" svg:height="4.173cm">
          <chartooo:coordinate-region svg:x="2.048cm" svg:y="2.29cm" svg:width="5.753cm" svg:height="3.327cm"/>
          <chart:axis chart:dimension="x" chart:name="primary-x" chart:style-name="ch6" chartooo:axis-type="auto">
            <chart:title svg:x="3.935cm" svg:y="6.411cm" chart:style-name="ch7">
              <text:p>Input Size</text:p>
            </chart:title>
            <chart:categories table:cell-range-address="Sheet1.J3:Sheet1.J6"/>
          </chart:axis>
          <chart:axis chart:dimension="y" chart:name="primary-y" chart:style-name="ch6">
            <chart:title svg:x="0.451cm" svg:y="5.597cm" chart:style-name="ch8">
              <text:p>Runtime (seconds)</text:p>
            </chart:title>
            <chart:grid chart:style-name="ch9" chart:class="major"/>
          </chart:axis>
          <chart:series chart:style-name="ch10" chart:values-cell-range-address="Sheet1.K3:Sheet1.K6" chart:label-cell-address="Sheet1.K2:Sheet1.K2" chart:class="chart:scatter">
            <chart:domain table:cell-range-address="Sheet1.J3:Sheet1.J6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tim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J3:Sheet1.J6</svg:desc>
                </draw:g>
              </table:table-cell>
              <table:table-cell office:value-type="float" office:value="0.4082">
                <text:p>0.4082</text:p>
                <draw:g>
                  <svg:desc>Sheet1.K3:Sheet1.K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.5212">
                <text:p>6.52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5.5482">
                <text:p>95.5482</text:p>
              </table:table-cell>
            </table:table-row>
            <table:table-row>
              <table:table-cell office:value-type="string">
                <text:p>2000 (expected)</text:p>
              </table:table-cell>
              <table:table-cell office:value-type="float" office:value="1528.7712">
                <text:p>1528.77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77cm" svg:height="5.824cm" xlink:href=".." xlink:type="simple" chart:class="chart:scatter" chart:style-name="ch1">
        <chart:title svg:x="4.042cm" svg:y="0.252cm" chart:style-name="ch2">
          <text:p>FourSumFast.java</text:p>
        </chart:title>
        <chart:subtitle svg:x="1.502cm" svg:y="1.173cm" chart:style-name="ch3">
          <text:p>Log-Log Comparison of Runtime versus Input Size</text:p>
        </chart:subtitle>
        <chart:legend chart:legend-position="end" svg:x="8.734cm" svg:y="2.613cm" style:legend-expansion="high" chart:style-name="ch4"/>
        <chart:plot-area chart:style-name="ch5" table:cell-range-address="Sheet1.J12:Sheet1.K15" chart:data-source-has-labels="both" svg:x="1.248cm" svg:y="1.998cm" svg:width="7.249cm" svg:height="2.729cm">
          <chartooo:coordinate-region svg:x="2.16cm" svg:y="2.197cm" svg:width="5.965cm" svg:height="1.883cm"/>
          <chart:axis chart:dimension="x" chart:name="primary-x" chart:style-name="ch6" chartooo:axis-type="auto">
            <chart:title svg:x="3.73cm" svg:y="4.843cm" chart:style-name="ch7">
              <text:p>Input Size (log)</text:p>
            </chart:title>
            <chart:categories table:cell-range-address="Sheet1.J13:Sheet1.J15"/>
          </chart:axis>
          <chart:axis chart:dimension="y" chart:name="primary-y" chart:style-name="ch6">
            <chart:title svg:x="0.451cm" svg:y="5.046cm" chart:style-name="ch8">
              <text:p>Runtime (log seconds)</text:p>
            </chart:title>
            <chart:grid chart:style-name="ch9" chart:class="major"/>
          </chart:axis>
          <chart:series chart:style-name="ch10" chart:values-cell-range-address="Sheet1.K13:Sheet1.K15" chart:label-cell-address="Sheet1.K12:Sheet1.K12" chart:class="chart:scatter">
            <chart:domain table:cell-range-address="Sheet1.J13:Sheet1.J15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untime</text:p>
                <draw:g>
                  <svg:desc>Sheet1.K12:Sheet1.K1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Sheet1.J13:Sheet1.J15</svg:desc>
                </draw:g>
              </table:table-cell>
              <table:table-cell office:value-type="float" office:value="0.074">
                <text:p>0.074</text:p>
                <draw:g>
                  <svg:desc>Sheet1.K13:Sheet1.K15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6024">
                <text:p>0.602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.1154">
                <text:p>5.1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